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c3840" officeooo:paragraph-rsid="000c3840" style:font-size-asian="15pt" style:font-weight-asian="bold" style:font-size-complex="15pt" style:font-weight-complex="bold"/>
    </style:style>
    <style:style style:name="P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c3840" officeooo:paragraph-rsid="000c3840" style:font-size-asian="15pt" style:font-weight-asian="bold" style:font-size-complex="15pt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da792" officeooo:paragraph-rsid="000da792" style:font-size-asian="15pt" style:font-weight-asian="bold" style:font-size-complex="15pt" style:font-weight-complex="bold"/>
    </style:style>
    <style:style style:name="P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da851" officeooo:paragraph-rsid="000da851" style:font-size-asian="15pt" style:font-weight-asian="bold" style:font-size-complex="15pt" style:font-weight-complex="bold"/>
    </style:style>
    <style:style style:name="P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da851" officeooo:paragraph-rsid="000da851" fo:background-color="#ffff00" style:font-size-asian="15pt" style:font-weight-asian="bold" style:font-size-complex="15pt" style:font-weight-complex="bold"/>
    </style:style>
    <style:style style:name="P6" style:family="paragraph" style:parent-style-name="Standard" style:master-page-name="">
      <loext:graphic-properties draw:fill="none"/>
      <style:paragraph-properties fo:margin-left="0cm" fo:margin-right="0cm" fo:line-height="150%" fo:text-align="justify" style:justify-single-word="false" fo:text-indent="1cm" style:auto-text-indent="false" style:page-number="auto" fo:background-color="transparent"/>
      <style:text-properties fo:font-size="15pt" style:text-underline-style="solid" style:text-underline-width="auto" style:text-underline-color="font-color" fo:font-weight="bold" officeooo:rsid="000da851" officeooo:paragraph-rsid="000da851" style:font-size-asian="13.1000003814697pt" style:font-weight-asian="bold" style:font-size-complex="15pt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f7b86" officeooo:paragraph-rsid="000f7b86" style:font-size-asian="13.1000003814697pt" style:font-weight-asian="bold" style:font-size-complex="15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10cb10" officeooo:paragraph-rsid="0010cb10" style:font-size-asian="13.1000003814697pt" style:font-weight-asian="bold" style:font-size-complex="15pt" style:font-weight-complex="bold"/>
    </style:style>
    <style:style style:name="P9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c3840" officeooo:paragraph-rsid="000c3840" style:font-size-asian="15pt" style:font-weight-asian="normal" style:font-size-complex="15pt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da851" officeooo:paragraph-rsid="000da851" style:font-size-asian="13.1000003814697pt" style:font-weight-asian="normal" style:font-size-complex="15pt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f7b86" officeooo:paragraph-rsid="000f7b86" style:font-size-asian="13.1000003814697pt" style:font-weight-asian="normal" style:font-size-complex="15pt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10cb10" officeooo:paragraph-rsid="0010cb10" style:font-size-asian="13.1000003814697pt" style:font-weight-asian="normal" style:font-size-complex="15pt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c3840" officeooo:paragraph-rsid="000c3840" style:font-size-asian="15pt" style:font-weight-asian="normal" style:font-size-complex="15pt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none" fo:font-weight="normal" officeooo:rsid="000da792" officeooo:paragraph-rsid="000da792" style:font-size-asian="15pt" style:font-weight-asian="normal" style:font-size-complex="15pt" style:font-weight-complex="normal"/>
    </style:style>
    <style:style style:name="P15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0c3840" officeooo:paragraph-rsid="000c3840" style:font-size-asian="15pt" style:font-weight-asian="bold" style:font-size-complex="15pt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line-height="150%" fo:text-align="justify" style:justify-single-word="false" fo:text-indent="1cm" style:auto-text-indent="false" fo:background-color="transparent"/>
      <style:text-properties fo:font-size="15pt" style:text-underline-style="solid" style:text-underline-width="auto" style:text-underline-color="font-color" fo:font-weight="bold" officeooo:rsid="0014293e" officeooo:paragraph-rsid="0014293e" style:font-size-asian="15pt" style:font-weight-asian="bold" style:font-size-complex="15pt" style:font-weight-complex="bold"/>
    </style:style>
    <style:style style:name="P17" style:family="paragraph" style:list-style-name="L1">
      <style:paragraph-properties fo:text-align="justify" style:justify-single-word="false"/>
    </style:style>
    <style:style style:name="P18" style:family="paragraph" style:parent-style-name="Text_20_body" style:list-style-name="L1">
      <style:paragraph-properties fo:text-align="justify" style:justify-single-word="false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loext:padding="0.049cm" loext:border="0.06pt solid #e1e5eb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loext:padding="0.049cm" loext:border="0.06pt solid #e1e5eb"/>
    </style:style>
    <style:style style:name="T7" style:family="text">
      <style:text-properties fo:color="#e83e8c" loext:opacity="100%" style:font-name="SFMono-Regular" fo:font-size="10.5pt" loext:padding="0.049cm" loext:border="0.06pt solid #e1e5eb"/>
    </style:style>
    <text:list-style style:name="L1">
      <text:list-level-style-bullet text:level="1" text:style-name="Bullet_20_Symbols" text:bullet-char="•">
        <style:list-level-properties text:space-before="-0.499cm" text:min-label-width="0.499cm"/>
        <style:text-properties style:font-name="OpenSymbol"/>
      </text:list-level-style-bullet>
      <text:list-level-style-bullet text:level="2" text:style-name="Bullet_20_Symbols" text:bullet-char="•">
        <style:list-level-properties text:space-before="2.002cm" text:min-label-width="0.499cm"/>
        <style:text-properties style:font-name="OpenSymbol"/>
      </text:list-level-style-bullet>
      <text:list-level-style-bullet text:level="3" text:style-name="Bullet_20_Symbols" text:bullet-char="•">
        <style:list-level-properties text:space-before="3.253cm" text:min-label-width="0.499cm"/>
        <style:text-properties style:font-name="OpenSymbol"/>
      </text:list-level-style-bullet>
      <text:list-level-style-bullet text:level="4" text:style-name="Bullet_20_Symbols" text:bullet-char="•">
        <style:list-level-properties text:space-before="4.503cm" text:min-label-width="0.499cm"/>
        <style:text-properties style:font-name="OpenSymbol"/>
      </text:list-level-style-bullet>
      <text:list-level-style-bullet text:level="5" text:style-name="Bullet_20_Symbols" text:bullet-char="•">
        <style:list-level-properties text:space-before="5.754cm" text:min-label-width="0.499cm"/>
        <style:text-properties style:font-name="OpenSymbol"/>
      </text:list-level-style-bullet>
      <text:list-level-style-bullet text:level="6" text:style-name="Bullet_20_Symbols" text:bullet-char="•">
        <style:list-level-properties text:space-before="7.005cm" text:min-label-width="0.499cm"/>
        <style:text-properties style:font-name="OpenSymbol"/>
      </text:list-level-style-bullet>
      <text:list-level-style-bullet text:level="7" text:style-name="Bullet_20_Symbols" text:bullet-char="•">
        <style:list-level-properties text:space-before="8.255cm" text:min-label-width="0.499cm"/>
        <style:text-properties style:font-name="OpenSymbol"/>
      </text:list-level-style-bullet>
      <text:list-level-style-bullet text:level="8" text:style-name="Bullet_20_Symbols" text:bullet-char="•">
        <style:list-level-properties text:space-before="9.506cm" text:min-label-width="0.499cm"/>
        <style:text-properties style:font-name="OpenSymbol"/>
      </text:list-level-style-bullet>
      <text:list-level-style-bullet text:level="9" text:style-name="Bullet_20_Symbols" text:bullet-char="•">
        <style:list-level-properties text:space-before="10.756cm" text:min-label-width="0.499cm"/>
        <style:text-properties style:font-name="OpenSymbol"/>
      </text:list-level-style-bullet>
      <text:list-level-style-bullet text:level="10" text:style-name="Bullet_20_Symbols" text:bullet-char="•">
        <style:list-level-properties text:space-before="12.007cm" text:min-label-width="0.499cm"/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git init</text:p>
      <text:p text:style-name="P9">Esse comando é responsável por iniciar um repositório Git dentro da pasta em que foi executado (usando o terminal). </text:p>
      <text:p text:style-name="P9"/>
      <text:p text:style-name="P2">git status</text:p>
      <text:p text:style-name="P9">Confirma se o repositório em que se está é um repositório Git e dá informações a respeito dele e seus arquivos.</text:p>
      <text:p text:style-name="P9"/>
      <text:p text:style-name="P2">git add arquivo</text:p>
      <text:p text:style-name="P9">Adiciona os arquivos para uma área onde poderão ser commitados.</text:p>
      <text:p text:style-name="P9"/>
      <text:p text:style-name="P2">git commit -m “mensagem descritiva sobre a modificação feita”</text:p>
      <text:p text:style-name="P9">Atualiza o arquivo no repositório Git local. É considerado boa prática estar sempre commitando as alterações, criando várias versões do código.</text:p>
      <text:p text:style-name="P9"/>
      <text:p text:style-name="P2">ssh-keygen -t ed25519 -C "<text:a xlink:type="simple" xlink:href="mailto:seuemail@gmail.com" text:style-name="Internet_20_link" text:visited-style-name="Visited_20_Internet_20_Link">seuemail@gmail.com</text:a>"</text:p>
      <text:p text:style-name="P16"><text:span text:style-name="T2">Gera a chave SSH para fazer a ponte.</text:span></text:p>
      <text:p text:style-name="P16">eval "$(ssh-agent -s)"</text:p>
      <text:p text:style-name="P16">ssh-add ~/.ssh/id_ed25519</text:p>
      <text:p text:style-name="P16">cat ~/.ssh/id_ed25519.pub</text:p>
      <text:p text:style-name="P16">ssh-ed25519 &lt;chave-ssh&gt; <text:a xlink:type="simple" xlink:href="mailto:seu.email@email.com" text:style-name="Internet_20_link" text:visited-style-name="Visited_20_Internet_20_Link">seu.email@email.com</text:a></text:p>
      <text:p text:style-name="P16"/>
      <text:p text:style-name="P16">No GitHub</text:p>
      <text:list xml:id="list3328538541" text:style-name="L1">
        <text:list-item>
          <text:p text:style-name="P18">No canto superior direito do <text:span text:style-name="Strong_20_Emphasis"><text:span text:style-name="Emphasis">GitHub</text:span></text:span>, clique na sua foto de perfil e clique em <text:span text:style-name="Strong_20_Emphasis">Settings</text:span>;</text:p>
        </text:list-item>
        <text:list-item>
          <text:p text:style-name="P18">Na barra lateral esquerda, clique em <text:span text:style-name="Strong_20_Emphasis">SSH and GPG keys</text:span>;</text:p>
        </text:list-item>
        <text:list-item>
          <text:p text:style-name="P18">Clique em <text:span text:style-name="Strong_20_Emphasis">New SSH key</text:span> ou <text:span text:style-name="Strong_20_Emphasis">Add SSH key</text:span>;</text:p>
        </text:list-item>
        <text:list-item>
          <text:p text:style-name="P18">No campo <text:span text:style-name="Source_20_Text">Título</text:span>, adicione um descrição para a nova chave;</text:p>
        </text:list-item>
        <text:list-item>
          <text:p text:style-name="P18">Cole sua chave dentro do campo <text:span text:style-name="Source_20_Text">Key</text:span>;</text:p>
        </text:list-item>
        <text:list-item>
          <text:p text:style-name="P18">Clique em <text:span text:style-name="Strong_20_Emphasis">Add SSH key</text:span>;</text:p>
        </text:list-item>
        <text:list-item>
          <text:p text:style-name="P18"><text:soft-page-break/>Caso seja solicitado, confirme sua senha do Github.</text:p>
        </text:list-item>
      </text:list>
      <text:p text:style-name="P16"/>
      <text:p text:style-name="P9"/>
      <text:p text:style-name="P3">git remote add origin URL</text:p>
      <text:p text:style-name="P14">Com esse código se estabelece a ligação entre repositórios, onde:</text:p>
      <text:p text:style-name="P14">origin ← nome geral do caminho, pode ser alterado;</text:p>
      <text:p text:style-name="P14">URL ← copiado do github</text:p>
      <text:p text:style-name="P4">git remote -v<text:span text:style-name="T2"> → verifica se a ponte foi criada. Deve ter como resposta</text:span></text:p>
      <text:p text:style-name="P5">origin URL (fetch)</text:p>
      <text:p text:style-name="P5">origin URL (push)</text:p>
      <text:p text:style-name="P5"/>
      <text:p text:style-name="P6">git push -u origin branch</text:p>
      <text:p text:style-name="P10">Comando que deve ser executado a primeira vez em que se envia arquivos já commitados para o remoto. Depois da primeira vez pode-se usar somente <text:span text:style-name="T3">git push</text:span>.</text:p>
      <text:p text:style-name="P10"/>
      <text:p text:style-name="P7">git checkout branch</text:p>
      <text:p text:style-name="P11">Vai para a branch selecionada.</text:p>
      <text:p text:style-name="P11"/>
      <text:p text:style-name="P8">git checkout -b nome</text:p>
      <text:p text:style-name="P12">Cria e já vai para a branch ‘nome’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FMono-Regular" svg:font-family="SFMono-Regular, Menlo, Monaco, Consolas, 'Liberation Mono', 'Courier New', monospac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499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8-21T09:46:45.334475199</meta:creation-date>
    <meta:generator>LibreOffice/7.3.5.2$Linux_X86_64 LibreOffice_project/30$Build-2</meta:generator>
    <dc:date>2022-08-21T11:54:35.822079021</dc:date>
    <meta:editing-duration>PT25M33S</meta:editing-duration>
    <meta:editing-cycles>6</meta:editing-cycles>
    <meta:document-statistic meta:table-count="0" meta:image-count="0" meta:object-count="0" meta:page-count="2" meta:paragraph-count="35" meta:word-count="285" meta:character-count="1632" meta:non-whitespace-character-count="1388"/>
  </office:meta>
</office:document-meta>
</file>